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7" table:default-cell-style-name="ce1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A/B</text:p>
          </table:table-cell>
          <table:table-cell office:value-type="string" calcext:value-type="string">
            <text:p>B/C</text:p>
          </table:table-cell>
          <table:table-cell office:value-type="string" calcext:value-type="string">
            <text:p>C/D</text:p>
          </table:table-cell>
          <table:table-cell office:value-type="string" calcext:value-type="string">
            <text:p>D/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/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/F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/H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I/J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/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/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O/P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Q/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/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/V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W/X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Y/Z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_/0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Default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 table:number-rows-repeated="1048555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</meta:initial-creator>
    <meta:creation-date>2014-11-30T19:25:15.849149828</meta:creation-date>
    <dc:date>2014-11-30T19:45:21.735617538</dc:date>
    <dc:creator>Louis </dc:creator>
    <meta:editing-duration>PT18M5S</meta:editing-duration>
    <meta:editing-cycles>3</meta:editing-cycles>
    <meta:generator>LibreOffice/4.2.7.2$Linux_X86_64 LibreOffice_project/420m0$Build-2</meta:generator>
    <meta:document-statistic meta:table-count="1" meta:cell-count="95" meta:object-count="0"/>
  </office:meta>
</office:document-meta>
</file>